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59fd" officeooo:paragraph-rsid="000859fd"/>
    </style:style>
    <style:style style:name="P2" style:family="paragraph" style:parent-style-name="Standard">
      <style:text-properties officeooo:rsid="000b22dd" officeooo:paragraph-rsid="000b22dd"/>
    </style:style>
    <style:style style:name="P3" style:family="paragraph" style:parent-style-name="Standard">
      <style:text-properties officeooo:rsid="000ca899" officeooo:paragraph-rsid="000ca899"/>
    </style:style>
    <style:style style:name="P4" style:family="paragraph" style:parent-style-name="Standard">
      <style:text-properties officeooo:rsid="000e0c13" officeooo:paragraph-rsid="000e0c13"/>
    </style:style>
    <style:style style:name="P5" style:family="paragraph" style:parent-style-name="Standard">
      <style:text-properties officeooo:rsid="000e390d" officeooo:paragraph-rsid="000e390d"/>
    </style:style>
    <style:style style:name="P6" style:family="paragraph" style:parent-style-name="Standard">
      <style:text-properties officeooo:rsid="000fcf44" officeooo:paragraph-rsid="000fcf44"/>
    </style:style>
    <style:style style:name="P7" style:family="paragraph" style:parent-style-name="Standard">
      <style:paragraph-properties fo:text-align="start" style:justify-single-word="false"/>
      <style:text-properties officeooo:rsid="000fcf44" officeooo:paragraph-rsid="000fcf44"/>
    </style:style>
    <style:style style:name="P8" style:family="paragraph" style:parent-style-name="Standard">
      <style:paragraph-properties fo:text-align="start" style:justify-single-word="false"/>
      <style:text-properties officeooo:rsid="0011184a" officeooo:paragraph-rsid="0011184a"/>
    </style:style>
    <style:style style:name="P9" style:family="paragraph" style:parent-style-name="Standard">
      <style:text-properties officeooo:rsid="000ca899" officeooo:paragraph-rsid="000ca899"/>
    </style:style>
    <style:style style:name="P10" style:family="paragraph" style:parent-style-name="Standard">
      <style:text-properties officeooo:rsid="0013ba6a" officeooo:paragraph-rsid="0013ba6a"/>
    </style:style>
    <style:style style:name="P11" style:family="paragraph" style:parent-style-name="Standard">
      <style:text-properties officeooo:rsid="000fcf44" officeooo:paragraph-rsid="000fcf44"/>
    </style:style>
    <style:style style:name="T1" style:family="text">
      <style:text-properties officeooo:rsid="00097656"/>
    </style:style>
    <style:style style:name="T2" style:family="text">
      <style:text-properties officeooo:rsid="000e073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bliographie</text:p>
      <text:p text:style-name="P1"/>
      <text:p text:style-name="P1"/>
      <text:p text:style-name="P2">Fret</text:p>
      <text:p text:style-name="P1"><text:a xlink:type="simple" xlink:href="https://www.lemonde.fr/les-decodeurs/article/2018/11/14/un-cargo-pollue-t-il-autant-que-toutes-les-voitures-francaises_5383604_4355770.html" text:style-name="Internet_20_link" text:visited-style-name="Visited_20_Internet_20_Link">https://www.lemonde.fr/les-decodeurs/article/2018/11/14/un-cargo-pollue-t-il-autant-que-toutes-les-voitures-francaises_5383604_4355770.html</text:a></text:p>
      <text:p text:style-name="P1"/>
      <text:p text:style-name="P1"><text:a xlink:type="simple" xlink:href="https://www.ics-shipping.org/shipping-facts/environmental-performance/comparison-of-co2-emissions-by-different-modes-of-transport" text:style-name="Internet_20_link" text:visited-style-name="Visited_20_Internet_20_Link">https://www.ics-shipping.org/shipping-facts/environmental-performance/comparison-of-co2-emissions-by-different-modes-of-transport</text:a></text:p>
      <text:p text:style-name="P1"/>
      <text:p text:style-name="P1"><text:a xlink:type="simple" xlink:href="http://www.oecd.org/fr/environnement/envech/2386739.pdf" text:style-name="Internet_20_link" text:visited-style-name="Visited_20_Internet_20_Link">http://www.oecd.org/fr/environnement/envech/2386739.pdf</text:a> <text:span text:style-name="T1">p.35</text:span></text:p>
      <text:p text:style-name="P1"/>
      <text:p text:style-name="P1"/>
      <text:p text:style-name="P2">Uranium <text:span text:style-name="T2">et énergie</text:span></text:p>
      <text:p text:style-name="P1"><text:a xlink:type="simple" xlink:href="https://www.populationdata.net/wp-content/uploads/2017/09/Monde-Uranium-2006.gif" text:style-name="Internet_20_link" text:visited-style-name="Visited_20_Internet_20_Link">https://www.populationdata.net/wp-content/uploads/2017/09/Monde-Uranium-2006.gif</text:a></text:p>
      <text:p text:style-name="P1"><text:a xlink:type="simple" xlink:href="https://www.connaissancedesenergies.org/fiche-pedagogique/reserves-d-uranium-naturel-dans-le-monde" text:style-name="Internet_20_link" text:visited-style-name="Visited_20_Internet_20_Link">https://www.connaissancedesenergies.org/fiche-pedagogique/reserves-d-uranium-naturel-dans-le-monde</text:a></text:p>
      <text:p text:style-name="P1"><text:a xlink:type="simple" xlink:href="https://www.techniques-ingenieur.fr/actualite/articles/chronique-retour-energetique-39038/" text:style-name="Internet_20_link" text:visited-style-name="Visited_20_Internet_20_Link">https://www.techniques-ingenieur.fr/actualite/articles/chronique-retour-energetique-39038/</text:a></text:p>
      <text:p text:style-name="P1"/>
      <text:p text:style-name="P1"/>
      <text:p text:style-name="P3">Déchets</text:p>
      <text:p text:style-name="P3"><text:a xlink:type="simple" xlink:href="https://www.ademe.fr/expertises/dechets/chiffres-cles-observation/dossier/caracterisation-dechets/campagne-nationale-caracterisation-dechets-menagers-assimiles" text:style-name="Internet_20_link" text:visited-style-name="Visited_20_Internet_20_Link">https://www.ademe.fr/expertises/dechets/chiffres-cles-observation/dossier/caracterisation-dechets/campagne-nationale-caracterisation-dechets-menagers-assimiles</text:a></text:p>
      <text:p text:style-name="P3"><text:a xlink:type="simple" xlink:href="https://france3-regions.francetvinfo.fr/auvergne-rhone-alpes/allier/comment-plus-30-ans-cet-habitant-allier-recycle-tous-ses-dechets-1868756.html" text:style-name="Internet_20_link" text:visited-style-name="Visited_20_Internet_20_Link">https://france3-regions.francetvinfo.fr/auvergne-rhone-alpes/allier/comment-plus-30-ans-cet-habitant-allier-recycle-tous-ses-dechets-1868756.html</text:a>#</text:p>
      <text:p text:style-name="P3"><text:tab/></text:p>
      <text:p text:style-name="P3"/>
      <text:p text:style-name="P4">Composition HiFi et EM</text:p>
      <text:p text:style-name="P4"><text:a xlink:type="simple" xlink:href="http://telephoneportableaujourdhui.e-monsite.com/pages/fonctionnement-du-telephone/composition-d-un-telephone-portable.html" text:style-name="Internet_20_link" text:visited-style-name="Visited_20_Internet_20_Link">http://telephoneportableaujourdhui.e-monsite.com/pages/fonctionnement-du-telephone/composition-d-un-telephone-portable.html</text:a></text:p>
      <text:p text:style-name="P4"><text:a xlink:type="simple" xlink:href="https://www.greenit.fr/2014/12/12/quelle-est-la-composition-de-mon-telephone/" text:style-name="Internet_20_link" text:visited-style-name="Visited_20_Internet_20_Link">https://www.greenit.fr/2014/12/12/quelle-est-la-composition-de-mon-telephone/</text:a></text:p>
      <text:p text:style-name="P4"><text:a xlink:type="simple" xlink:href="http://eco3e.eu/base/lave-linge/" text:style-name="Internet_20_link" text:visited-style-name="Visited_20_Internet_20_Link">http://eco3e.eu/base/lave-linge/</text:a></text:p>
      <text:p text:style-name="P4"><text:a xlink:type="simple" xlink:href="http://eco3e.eu/base/aspirateur/" text:style-name="Internet_20_link" text:visited-style-name="Visited_20_Internet_20_Link">http://eco3e.eu/base/aspirateur/</text:a></text:p>
      <text:p text:style-name="P4"/>
      <text:p text:style-name="P4"/>
      <text:p text:style-name="P5">Pétrole et plastique</text:p>
      <text:p text:style-name="P5"><text:a xlink:type="simple" xlink:href="http://www.linternaute.com/actualite/savoir/07/petrole-yaourt/2.shtml" text:style-name="Internet_20_link" text:visited-style-name="Visited_20_Internet_20_Link">http://www.linternaute.com/actualite/savoir/07/petrole-yaourt/2.shtml</text:a></text:p>
      <text:p text:style-name="P5"/>
      <text:p text:style-name="P6">Mix énergétique et usages</text:p>
      <text:p text:style-name="P6"><text:a xlink:type="simple" xlink:href="https://www.connaissancedesenergies.org/fiche-pedagogique/mix-energetique-de-la-france" text:style-name="Internet_20_link" text:visited-style-name="Visited_20_Internet_20_Link">https://www.connaissancedesenergies.org/fiche-pedagogique/mix-energetique-de-la-france</text:a></text:p>
      <text:p text:style-name="P6"><text:a xlink:type="simple" xlink:href="https://www.insee.fr/fr/statistiques/3702790?sommaire=3702794" text:style-name="Internet_20_link" text:visited-style-name="Visited_20_Internet_20_Link">https://www.insee.fr/fr/statistiques/3702790?sommaire=3702794</text:a></text:p>
      <text:p text:style-name="P7"/>
      <text:p text:style-name="P7"/>
      <text:p text:style-name="P8">Surfaces</text:p>
      <text:p text:style-name="P8">p59 Rapport VE Étude Mieux Vivre mars 2016</text:p>
      <text:p text:style-name="P3"/>
      <text:p text:style-name="P3"/>
      <text:p text:style-name="P10">Occupation population active</text:p>
      <text:p text:style-name="P10"><text:a xlink:type="simple" xlink:href="https://insee.fr/fr/statistiques/3303413?sommaire=3353488" text:style-name="Internet_20_link" text:visited-style-name="Visited_20_Internet_20_Link">https://insee.fr/fr/statistiques/3303413?sommaire=3353488</text:a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7T11:06:26.203275157</meta:creation-date>
    <dc:date>2020-09-07T14:56:52.488168791</dc:date>
    <meta:editing-duration>PT3H37M54S</meta:editing-duration>
    <meta:editing-cycles>7</meta:editing-cycles>
    <meta:generator>LibreOffice/6.4.4.2$Linux_X86_64 LibreOffice_project/40$Build-2</meta:generator>
    <meta:document-statistic meta:table-count="0" meta:image-count="0" meta:object-count="0" meta:page-count="1" meta:paragraph-count="27" meta:word-count="46" meta:character-count="1626" meta:non-whitespace-character-count="1605"/>
  </office:meta>
</office:document-meta>
</file>